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al: Separate the UI from the synth modules in a modern way.</text:p>
      <text:p text:style-name="Standard"/>
      <text:p text:style-name="Standard">Base System</text:p>
      <text:p text:style-name="Standard"/>
      <text:list xml:id="list66385298" text:style-name="L3">
        <text:list-item>
          <text:p text:style-name="P3">All audio signals are fully analog (synth and effect modules may be using digital signal processing)</text:p>
        </text:list-item>
        <text:list-item>
          <text:p text:style-name="P3"/>
        </text:list-item>
      </text:list>
      <text:p text:style-name="Standard"/>
      <text:p text:style-name="Standard">Synth (Generator) modules</text:p>
      <text:p text:style-name="Standard"/>
      <text:list xml:id="list468314255" text:style-name="L1">
        <text:list-item>
          <text:p text:style-name="P1">Up to 16 fully analog channels with automatic mixing</text:p>
        </text:list-item>
        <text:list-item>
          <text:p text:style-name="P1">Pluggable and interchangeable modules</text:p>
        </text:list-item>
        <text:list-item>
          <text:p text:style-name="P1">I²C Bus for digital control</text:p>
        </text:list-item>
        <text:list-item>
          <text:p text:style-name="P1">+15V, -15V, +5V</text:p>
        </text:list-item>
      </text:list>
      <text:p text:style-name="Standard"/>
      <text:p text:style-name="Standard">Effect modules</text:p>
      <text:list xml:id="list1685309442" text:style-name="L2">
        <text:list-item>
          <text:p text:style-name="P2">Maximum of 16 effect modules</text:p>
        </text:list-item>
        <text:list-item>
          <text:p text:style-name="P2">16 analog sends</text:p>
        </text:list-item>
      </text:list>
      <text:p text:style-name="Standard"/>
      <text:p text:style-name="Standard"/>
      <text:h text:style-name="Heading_20_1" text:outline-level="1">Generator Module</text:h>
      <text:h text:style-name="Heading_20_2" text:outline-level="2">Connector Specification</text:h>
      <text:p text:style-name="Text_20_body">Standard 0.1” pitch 2x13 socket strip, 8mm height</text:p>
      <text:h text:style-name="Heading_20_2" text:outline-level="2">Pin Specification</text:h>
      <text:list xml:id="list1334679207" text:style-name="L4">
        <text:list-item>
          <text:p text:style-name="P4">Pin 1: GND</text:p>
        </text:list-item>
        <text:list-item>
          <text:p text:style-name="P4">Pin 2: +5V</text:p>
        </text:list-item>
        <text:list-item>
          <text:p text:style-name="P4">Pin 3: -15V</text:p>
        </text:list-item>
        <text:list-item>
          <text:p text:style-name="P4">Pin 4: +15V</text:p>
        </text:list-item>
        <text:list-item>
          <text:p text:style-name="P4">Pin 5: I²C SDA</text:p>
        </text:list-item>
        <text:list-item>
          <text:p text:style-name="P4">Pin 6: I²C SDL</text:p>
        </text:list-item>
        <text:list-item>
          <text:p text:style-name="P4">Pin 7-10: Reserved</text:p>
        </text:list-item>
        <text:list-item>
          <text:p text:style-name="P4">Pin 11-26: Outputs 1-16</text:p>
        </text:list-item>
      </text:list>
      <text:p text:style-name="Standard"/>
      <text:h text:style-name="Heading_20_2" text:outline-level="2">Module Dimensions</text:h>
      <text:list xml:id="list1684588539" text:style-name="L5">
        <text:list-item>
          <text:p text:style-name="P5">Maximum module height: 3cm</text:p>
        </text:list-item>
        <text:list-item>
          <text:p text:style-name="P5">Module width: 5cm</text:p>
        </text:list-item>
        <text:list-item>
          <text:p text:style-name="P5">Module length: 10cm</text:p>
        </text:list-item>
        <text:list-item>
          <text:p text:style-name="P5">4 M3 screws are used for mounting the module. The corner distance of the M3 holes is specified with 5mm.</text:p>
        </text:list-item>
        <text:list-item>
          <text:p text:style-name="P5"><text:soft-page-break/>Stacked modules (multiple PCBs) are allowed, as long as they don't exceed the maximum height of 3cm. In case of stacked modules, a edge distance of at least 5mm is required to allow the user to mount the module</text:p>
        </text:list-item>
      </text:list>
      <text:h text:style-name="Heading_20_2" text:outline-level="2">Interfacing</text:h>
      <text:p text:style-name="Text_20_body">Initializing procedure: Send module serial number, capabilities (to be defined).</text:p>
      <text:p text:style-name="Text_20_body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Verdana, Helvetica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02:08:35</meta:creation-date>
    <dc:date>2012-04-17T02:39:59</dc:date>
    <meta:editing-duration>PT24M30S</meta:editing-duration>
    <meta:editing-cycles>4</meta:editing-cycles>
    <meta:generator>LibreOffice/3.5$Linux_X86_64 LibreOffice_project/350m1$Build-202</meta:generator>
    <meta:document-statistic meta:table-count="0" meta:image-count="0" meta:object-count="0" meta:page-count="2" meta:paragraph-count="31" meta:word-count="213" meta:character-count="1105" meta:non-whitespace-character-count="949"/>
  </office:meta>
</office:document-meta>
</file>